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5.3cm" svg:y1="2.3cm" svg:x2="7cm" svg:y2="4.7cm">
          <text:p/>
        </draw:line>
        <draw:custom-shape draw:style-name="gr2" draw:text-style-name="P2" draw:layer="layout" svg:width="1.4cm" svg:height="1.26cm" svg:x="6.8cm" svg:y="4.54cm">
          <text:p text:style-name="P1"><text:span text:style-name="T1">d</text:span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26cm" svg:x="9.9cm" svg:y="1.1cm">
          <text:p text:style-name="P1"><text:span text:style-name="T1">d</text:span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26cm" svg:x="12.2cm" svg:y="4.6cm">
          <text:p text:style-name="P1"><text:span text:style-name="T1">d</text:span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26cm" svg:x="4.5cm" svg:y="1.1cm">
          <text:p text:style-name="P1"><text:span text:style-name="T1">d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9cm" svg:y1="1.7cm" svg:x2="9.9cm" svg:y2="1.7cm">
          <text:p/>
        </draw:line>
        <draw:custom-shape draw:style-name="gr2" draw:text-style-name="P2" draw:layer="layout" svg:width="1.4cm" svg:height="1.26cm" svg:x="14.5cm" svg:y="1.64cm">
          <text:p text:style-name="P1"><text:span text:style-name="T1">d</text:span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cm" svg:y1="5.1cm" svg:x2="10.3cm" svg:y2="2.3cm">
          <text:p/>
        </draw:line>
        <draw:line draw:style-name="gr1" draw:text-style-name="P1" draw:layer="layout" svg:x1="8.2cm" svg:y1="5.2cm" svg:x2="12.2cm" svg:y2="5.2cm">
          <text:p/>
        </draw:line>
        <draw:line draw:style-name="gr1" draw:text-style-name="P1" draw:layer="layout" svg:x1="11.3cm" svg:y1="1.7cm" svg:x2="14.5cm" svg:y2="2.3cm">
          <text:p/>
        </draw:line>
        <draw:line draw:style-name="gr3" draw:text-style-name="P1" draw:layer="layout" svg:x1="11cm" svg:y1="2.2cm" svg:x2="12.9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 </meta:initial-creator>
    <meta:creation-date>2012-12-08T11:22:03</meta:creation-date>
    <dc:date>2012-12-08T11:44:38</dc:date>
    <dc:creator>Nicola </dc:creator>
    <meta:editing-duration>PT5M49S</meta:editing-duration>
    <meta:editing-cycles>5</meta:editing-cycles>
    <meta:generator>LibreOffice/3.6$Linux_X86_64 LibreOffice_project/360m1$Build-102</meta:generator>
    <meta:document-statistic meta:object-count="11"/>
  </office:meta>
</office:document-meta>
</file>